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b2e3" officeooo:paragraph-rsid="0013b2e3"/>
    </style:style>
    <style:style style:name="P2" style:family="paragraph" style:parent-style-name="Standard">
      <style:text-properties officeooo:rsid="0013b2e3" officeooo:paragraph-rsid="0014227b"/>
    </style:style>
    <style:style style:name="P3" style:family="paragraph" style:parent-style-name="Standard">
      <style:text-properties officeooo:rsid="0013b2e3" officeooo:paragraph-rsid="00154494"/>
    </style:style>
    <style:style style:name="T1" style:family="text">
      <style:text-properties officeooo:rsid="0014227b"/>
    </style:style>
    <style:style style:name="T2" style:family="text">
      <style:text-properties officeooo:rsid="001544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zedmiotem naszego projektu jest system zarządzania budynkiem cechowany wielofunkcyjnością i łatwą obsługą.</text:span> <text:span text:style-name="T2">P</text:span>rojekt <text:span text:style-name="T1">pozwala wyjść naprzeciw potrzebom wielkich firm dbając o</text:span> wygodę <text:s/>oraz bezpieczeństwo <text:span text:style-name="T1">pracy. </text:span></text:p>
      <text:p text:style-name="P3"><text:span text:style-name="T1"><text:tab/>Pierwszy ze wspomnianych atrybutów realizowany jest poprzez możliwość kontrolowania i zarządzania klimatyzacją ,tak aby temperatura pomieszczeń pozwalała na komfort pracy. <text:s/>System umożliwia również ustalenie godziny o której światło zostaje wyłączone w całym kompleksie co pozwala na proste zaoszczędzenie czasu i pieniędzy. <text:s/>Projekt uwzględnia również potrzebę zarządzania parkingiem, należącym do budynku. </text:span></text:p>
      <text:p text:style-name="P3"><text:span text:style-name="T1"><text:tab/>Drugi atrybut można dostrzec w obecności podsystemów antywłamaniowych i przeciwpożarowych, ale to nie są całkowite możliwości naszego systemu. Zapewnia on również kontrolę nad poziomem stężenia CO2 w budynku oraz dostarcza możliwość zamknięcia całego kompleksu o konkretnej godzinie.</text:span></text:p>
      <text:p text:style-name="P2"><text:span text:style-name="T1">System zawiera przejrzysty interfejs pozwalający na kontrolowanie konkretnych parametrów oraz zarządzanie ewentualnymi zmianami pracy systemu. Od strony technicznej projekt wykonany jest w języku Java.</text:span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6:24:25.777000000</meta:creation-date>
    <dc:date>2018-03-06T18:52:35.426000000</dc:date>
    <meta:editing-duration>PT2M17S</meta:editing-duration>
    <meta:editing-cycles>1</meta:editing-cycles>
    <meta:document-statistic meta:table-count="0" meta:image-count="0" meta:object-count="0" meta:page-count="1" meta:paragraph-count="5" meta:word-count="136" meta:character-count="1104" meta:non-whitespace-character-count="964"/>
    <meta:generator>LibreOffice/5.2.1.2$Windows_X86_64 LibreOffice_project/31dd62db80d4e60af04904455ec9c9219178d620</meta:generator>
  </office:meta>
</office:document-meta>
</file>